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5">
      <style:text-properties fo:font-variant="normal" fo:text-transform="none" fo:color="#ffffff" loext:opacity="100%" style:font-name="OpenSans" fo:letter-spacing="normal" fo:font-style="normal" fo:font-weight="normal"/>
    </style:style>
    <style:style style:name="P2" style:family="paragraph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3" style:family="paragraph" style:parent-style-name="Text_20_body">
      <style:text-properties fo:color="#000000" loext:opacity="100%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Gerenciamento de Pacotes Linux</text:h>
      <text:p text:style-name="P4"/>
      <text:p text:style-name="P4">_Gerenciamento de pacotes (UBUNTU-DEBIAN)_</text:p>
      <text:p text:style-name="P4"/>
      <text:p text:style-name="P4">apt-get &gt; gereciamento de pacotes baixo nível, </text:p>
      <text:p text:style-name="P4">apt &gt; mais moderno</text:p>
      <text:p text:style-name="P4"/>
      <text:p text:style-name="P4">apt list &gt; lista de pacotes disponiveis para baixar</text:p>
      <text:p text:style-name="P4"/>
      <text:p text:style-name="P4">apt list --installed &gt; lista o que tem instalado na máquina</text:p>
      <text:p text:style-name="P4"/>
      <text:p text:style-name="P4">apt list --upgradeable &gt; lista de apps que contém atualizações disponíveis</text:p>
      <text:p text:style-name="P4"/>
      <text:p text:style-name="P4">apt search samba &gt; busca determinado app</text:p>
      <text:p text:style-name="P4">apt search apache &gt; busca determinado app</text:p>
      <text:p text:style-name="P4"/>
      <text:p text:style-name="P4">apt search net-tools &gt; busca ferramentas de rede</text:p>
      <text:p text:style-name="P4"/>
      <text:p text:style-name="P4">apt install net-tools &gt; instala ferramentas </text:p>
      <text:p text:style-name="P4"/>
      <text:p text:style-name="P4">ifconfig &gt; permite visualizar informações da rede, como ip</text:p>
      <text:p text:style-name="P4"/>
      <text:p text:style-name="P4">wget &gt; utilizado para fazer downloads</text:p>
      <text:p text:style-name="P4"/>
      <text:p text:style-name="P4">wget https://github.com/sgazevedo/linux-projeto1-iac/blob/main/imagem.PNG</text:p>
      <text:p text:style-name="P4"/>
      <text:p text:style-name="P4">apt install unzip &gt; installa app</text:p>
      <text:p text:style-name="P4">unzip main.zip &gt; descompacta</text:p>
      <text:p text:style-name="P4"/>
      <text:p text:style-name="P4">apt remove unrar -y &gt; remove app, e o -y é para remover sem confirmação</text:p>
      <text:p text:style-name="P4"/>
      <text:p text:style-name="P4">apt edit-sources</text:p>
      <text:p text:style-name="P4">Abre lista com todos os links de apps de distribuições oficiais. Caso não tiver listado, pode-se editar e adicionar o link</text:p>
      <text:p text:style-name="P4"/>
      <text:p text:style-name="P4">****************************</text:p>
      <text:p text:style-name="P4"/>
      <text:p text:style-name="P4">_Atualização do sistema operacional_</text:p>
      <text:p text:style-name="P4"/>
      <text:p text:style-name="P4">apt update &gt; vai atualizar lista de apps com atualizações disponíveis</text:p>
      <text:p text:style-name="P4">apt upgrade -y &gt; vai atualizar todos os apps com atualizações disponíveis</text:p>
      <text:p text:style-name="P4"/>
      <text:p text:style-name="P4">*************************</text:p>
      <text:p text:style-name="P4"/>
      <text:p text:style-name="P4">_Gerenciamento de pacotes (FEDORA RED HAT CenTOS)_</text:p>
      <text:p text:style-name="P4"/>
      <text:p text:style-name="P4">para logar em terminal linux nas outras ddistribuições :</text:p>
      <text:p text:style-name="P4">usuário ec2-user</text:p>
      <text:p text:style-name="P4"/>
      <text:p text:style-name="P4">No RED HAT:</text:p>
      <text:p text:style-name="P4">dnf --help &gt; comando para atualização</text:p>
      <text:p text:style-name="P4">yum --help</text:p>
      <text:p text:style-name="P4"><text:soft-page-break/></text:p>
      <text:p text:style-name="P4">dnf search net-tools &gt; acha app</text:p>
      <text:p text:style-name="P4">dnf install net-tools -y &gt; instala app</text:p>
      <text:p text:style-name="P4">dnf remove net-tools -y &gt; remove</text:p>
      <text:p text:style-name="P4"/>
      <text:p text:style-name="P4">dnf update -y &gt; vai atualizar a lista e já realizar upgrade</text:p>
      <text:p text:style-name="P4"/>
      <text:p text:style-name="P4">****************************</text:p>
      <text:p text:style-name="P4"/>
      <text:p text:style-name="P4">_Realizando a instalação de arquivos DEB_</text:p>
      <text:p text:style-name="P4"/>
      <text:p text:style-name="P4">baixar o arquivo instalador .deb, e executar:</text:p>
      <text:p text:style-name="P4"/>
      <text:p text:style-name="P4">sudo apt install ./{nome do arquivo}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8T21:51:27.878000000</dc:date>
    <meta:editing-duration>PT58M36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38" meta:word-count="256" meta:character-count="1652" meta:non-whitespace-character-count="1436"/>
  </office:meta>
</office:document-meta>
</file>